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9f7f" officeooo:paragraph-rsid="00049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ação.</text:p>
      <text:p text:style-name="P1"/>
      <text:p text:style-name="P1">“Senhor Deus, eu te louvo com toda a minha alma e com todo o meu ser. Enche – me com a tua presença e com o teu Espírito Santo.</text:p>
      <text:p text:style-name="P1"/>
      <text:p text:style-name="P1">Espírito Santo, toma – me pelas mãos e conduz -me pelo caminho da salvação. Dirige a minha vida completamente e faz cumprir em mim a tua vontade, pois ela é perfeita e agradável.</text:p>
      <text:p text:style-name="P1"/>
      <text:p text:style-name="P1">Perdoa – me, Senhor, pois sou cheia de falhas e fraquezas. Afasta da minha vida tudo aquilo que me distancia da tua presença. Renova em mim a chama do teu Espírito, para que o meu corpo transborde da tua presença e o desejo do meu coração seja o teu.</text:p>
      <text:p text:style-name="P1"/>
      <text:p text:style-name="P1">Derrama em mim a tua unção, guia – me pelo caminho correto e firma os meus pés em lugares altos.</text:p>
      <text:p text:style-name="P1"/>
      <text:p text:style-name="P1">Abençoa, Senhor, esta pessoa que agora lê esta oração. Derrama sobre ela a tua presença, o teu amor e a tua misericórdia, hoje e para sempre. Amém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1:37:54.277200490</meta:creation-date>
    <dc:date>2025-12-14T11:55:38.776070475</dc:date>
    <meta:editing-duration>PT17M44S</meta:editing-duration>
    <meta:editing-cycles>1</meta:editing-cycles>
    <meta:document-statistic meta:table-count="0" meta:image-count="0" meta:object-count="0" meta:page-count="1" meta:paragraph-count="6" meta:word-count="155" meta:character-count="806" meta:non-whitespace-character-count="653"/>
    <meta:generator>1Doc/1.5.0.$MacOSX_X86_64 LibreOffice_project/2f9b6e7260225c6c2c1401d17cb7be8dc4e3347b</meta:generator>
  </office:meta>
</office:document-meta>
</file>